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nfo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fo.ImageInfo( String originalURI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Info.getOriginal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fo.getCustom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fo.getOriginal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fo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fo.setSize( ImageSize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